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e724" officeooo:paragraph-rsid="001ce724"/>
    </style:style>
    <style:style style:name="P2" style:family="paragraph" style:parent-style-name="Standard">
      <style:text-properties officeooo:rsid="001d633f" officeooo:paragraph-rsid="001d633f"/>
    </style:style>
    <style:style style:name="P3" style:family="paragraph" style:parent-style-name="Standard">
      <style:text-properties officeooo:rsid="002043e3" officeooo:paragraph-rsid="002043e3"/>
    </style:style>
    <style:style style:name="P4" style:family="paragraph" style:parent-style-name="Standard">
      <style:text-properties officeooo:rsid="00208072" officeooo:paragraph-rsid="002cfb71"/>
    </style:style>
    <style:style style:name="P5" style:family="paragraph" style:parent-style-name="Standard">
      <style:text-properties officeooo:rsid="00243cea" officeooo:paragraph-rsid="0027ddd0"/>
    </style:style>
    <style:style style:name="P6" style:family="paragraph" style:parent-style-name="Standard">
      <style:text-properties officeooo:rsid="00243cea" officeooo:paragraph-rsid="004348a0"/>
    </style:style>
    <style:style style:name="P7" style:family="paragraph" style:parent-style-name="Standard">
      <style:text-properties officeooo:rsid="002cfb71" officeooo:paragraph-rsid="002cfb71"/>
    </style:style>
    <style:style style:name="P8" style:family="paragraph" style:parent-style-name="Standard">
      <style:text-properties officeooo:rsid="002e75f8" officeooo:paragraph-rsid="0035039e"/>
    </style:style>
    <style:style style:name="P9" style:family="paragraph" style:parent-style-name="Standard">
      <style:text-properties officeooo:rsid="0049a581" officeooo:paragraph-rsid="0049a581"/>
    </style:style>
    <style:style style:name="P10" style:family="paragraph" style:parent-style-name="Standard">
      <style:text-properties officeooo:rsid="0025e735" officeooo:paragraph-rsid="0058891f"/>
    </style:style>
    <style:style style:name="P11" style:family="paragraph" style:parent-style-name="Standard">
      <style:text-properties officeooo:rsid="0025e735" officeooo:paragraph-rsid="004348a0"/>
    </style:style>
    <style:style style:name="P12" style:family="paragraph" style:parent-style-name="Standard">
      <style:text-properties officeooo:rsid="00301979" officeooo:paragraph-rsid="0035039e"/>
    </style:style>
    <style:style style:name="P13" style:family="paragraph" style:parent-style-name="Standard">
      <style:text-properties officeooo:rsid="00466371" officeooo:paragraph-rsid="00519c46"/>
    </style:style>
    <style:style style:name="P14" style:family="paragraph" style:parent-style-name="Standard">
      <style:text-properties officeooo:rsid="00292ce3" officeooo:paragraph-rsid="00292ce3"/>
    </style:style>
    <style:style style:name="P15" style:family="paragraph" style:parent-style-name="Standard">
      <style:text-properties officeooo:rsid="002e75f8" officeooo:paragraph-rsid="0035039e"/>
    </style:style>
    <style:style style:name="P16" style:family="paragraph" style:parent-style-name="Standard">
      <style:text-properties officeooo:rsid="004a4e3c" officeooo:paragraph-rsid="004a4e3c"/>
    </style:style>
    <style:style style:name="P17" style:family="paragraph" style:parent-style-name="Standard">
      <style:text-properties officeooo:rsid="00532519" officeooo:paragraph-rsid="0058a3be"/>
    </style:style>
    <style:style style:name="P18" style:family="paragraph" style:parent-style-name="Standard">
      <style:text-properties officeooo:rsid="00510f62" officeooo:paragraph-rsid="0058a3be"/>
    </style:style>
    <style:style style:name="P19" style:family="paragraph" style:parent-style-name="Standard">
      <style:text-properties officeooo:rsid="00243cea" officeooo:paragraph-rsid="004348a0"/>
    </style:style>
    <style:style style:name="P20" style:family="paragraph" style:parent-style-name="Preformatted_20_Text">
      <style:text-properties officeooo:rsid="00089b15" officeooo:paragraph-rsid="0058891f"/>
    </style:style>
    <style:style style:name="P21" style:family="paragraph" style:parent-style-name="Preformatted_20_Text">
      <style:text-properties officeooo:rsid="00089b15" officeooo:paragraph-rsid="0058e60f"/>
    </style:style>
    <style:style style:name="P22" style:family="paragraph" style:parent-style-name="Preformatted_20_Text">
      <style:paragraph-properties fo:margin-top="0cm" fo:margin-bottom="0.499cm" loext:contextual-spacing="false"/>
      <style:text-properties officeooo:rsid="0021fdab" officeooo:paragraph-rsid="0058891f"/>
    </style:style>
    <style:style style:name="T1" style:family="text">
      <style:text-properties officeooo:rsid="001b8dd4"/>
    </style:style>
    <style:style style:name="T2" style:family="text">
      <style:text-properties officeooo:rsid="001dcf92"/>
    </style:style>
    <style:style style:name="T3" style:family="text">
      <style:text-properties officeooo:rsid="001e2e4b"/>
    </style:style>
    <style:style style:name="T4" style:family="text">
      <style:text-properties officeooo:rsid="0020d445"/>
    </style:style>
    <style:style style:name="T5" style:family="text">
      <style:text-properties officeooo:rsid="0025e735"/>
    </style:style>
    <style:style style:name="T6" style:family="text">
      <style:text-properties officeooo:rsid="0029d980"/>
    </style:style>
    <style:style style:name="T7" style:family="text">
      <style:text-properties officeooo:rsid="00301979"/>
    </style:style>
    <style:style style:name="T8" style:family="text">
      <style:text-properties officeooo:rsid="00377913"/>
    </style:style>
    <style:style style:name="T9" style:family="text">
      <style:text-properties officeooo:rsid="003c8371"/>
    </style:style>
    <style:style style:name="T10" style:family="text">
      <style:text-properties officeooo:rsid="003ca20e"/>
    </style:style>
    <style:style style:name="T11" style:family="text">
      <style:text-properties officeooo:rsid="0042a1de"/>
    </style:style>
    <style:style style:name="T12" style:family="text">
      <style:text-properties officeooo:rsid="004348a0"/>
    </style:style>
    <style:style style:name="T13" style:family="text">
      <style:text-properties officeooo:rsid="00482b24"/>
    </style:style>
    <style:style style:name="T14" style:family="text">
      <style:text-properties officeooo:rsid="004adc0f"/>
    </style:style>
    <style:style style:name="T15" style:family="text">
      <style:text-properties officeooo:rsid="004a5a35"/>
    </style:style>
    <style:style style:name="T16" style:family="text">
      <style:text-properties officeooo:rsid="0021fdab"/>
    </style:style>
    <style:style style:name="T17" style:family="text">
      <style:text-properties officeooo:rsid="0058e60f"/>
    </style:style>
    <style:style style:name="T18" style:family="text">
      <style:text-properties officeooo:rsid="00599c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Gesundheit ist nicht alles, doch ohne Gesundheit ist alles nichts.“** <text:s text:c="4"/></text:span></text:p>
      <text:p text:style-name="P1">Mit diesen Worten von **Arthur Schopenhauer** möchte ich meinen Beitrag über gesundes Leben und wie ich persönlich diese Lebensphilosophie umsetze, einleiten. <text:span text:style-name="T12">In diesem ersten Teil der Serie wird es um die beiden Themen **Schlaf und Morgenroutine** gehen.</text:span> <text:s text:c="5"/></text:p>
      <text:p text:style-name="P1"/>
      <text:p text:style-name="P2">Wenn <text:span text:style-name="T3">ich</text:span> Gesundheit allumfassend betrachte – egal, o<text:span text:style-name="T3">b nun </text:span>psychische oder physische Gesundheit <text:span text:style-name="T3">gemeint ist</text:span> – wird für mich klar, dass **<text:span text:style-name="T8">mein Tagesablauf** inklusive **Schlaf, Ernährung und Bewegung** die Stellschraube</text:span> ist, <text:span text:style-name="T2">an der ich selbst herumdrehen und ausprobieren kann, um gesundheitliche Aspekte zu beeinflussen. Die **Effekte**, die die eine Drehung nach sich zieht, zeigen sich relativ schnell am/ im eigenen Körper und ich kann selbst entscheiden, wie weit ich noch gehe oder ob ich eventuell wieder die Richtung wechsle. <text:s text:c="8"/></text:span></text:p>
      <text:p text:style-name="P3">**Und was heißt das jetzt konkret?**</text:p>
      <text:p text:style-name="P3"/>
      <text:p text:style-name="P7">##<text:span text:style-name="T9">Stressfrei durch die Nacht</text:span></text:p>
      <text:p text:style-name="P6">Um sich gesund zu fühlen, ist <text:span text:style-name="T11">es vor allem wichtig, eine gute Basis zu schaffen. Deswegen habe ich über längere Zeit darauf geachtet, </text:span>welcher **Schlafrhythmus** mir am besten tut. <text:span text:style-name="T5">Während viele gerne sehr zeitig und andere wiederum eher spät aufstehen, ist es bei mir so, dass ich meinen Rhythmus sehr gut an die Umgebung anpassen kann. Wichtig ist dabei nur, dass ich **zwischen sechs und acht Stunden Schlaf** bekomme und nachts nicht zu spät (bis auf Ausnahmen) einschlafe. <text:s text:c="5"/></text:span></text:p>
      <text:p text:style-name="P11"/>
      <text:p text:style-name="P21">{{&lt; figure src="/img/blog/<text:span text:style-name="T17">Nachthimmel.JPG</text:span>" title="<text:span text:style-name="T15">Shanti macht es sich zwischen den dreckigen Klamotten gemütlich</text:span>"<text:span text:style-name="T16">alt="Kleiner Hund schläft zwischen Klamotten" &gt;}} </text:span></text:p>
      <text:p text:style-name="P6"/>
      <text:p text:style-name="P10">Für einen **ruhigen und heilsamen Schlaf** ist es für mich außerdem notwendig, Smartphones, Router oder sonstige technische Geräte, die uns tagtäglich unbemerkt mit **Strahlung** befeuern, wenigstens **über Nacht auszuschalten**. Seitdem ich das mache, merke ich, wie viel besser und angenehmer ich schlafe. Und wie sagt man nicht so schön: **Schlaf ist die beste Medizin!** ;) <text:s text:c="4"/></text:p>
      <text:p text:style-name="P10"/>
      <text:p text:style-name="P20">{{&lt; figure src="/img/blog/<text:span text:style-name="T15">Strahlung_Mast.JPG</text:span>" title="<text:span text:style-name="T15">Shanti macht es sich zwischen den dreckigen Klamotten gemütlich</text:span>"<text:span text:style-name="T16">alt="Kleiner Hund schläft zwischen Klamotten" &gt;}} <text:s/></text:span></text:p>
      <text:p text:style-name="P5"/>
      <text:p text:style-name="P14">**Und hier noch ein Geheimtipp**: Meine Oma hat uns ein Kissen gefüllt mit **Zirbelkiefer**-Spänen geschenkt, <text:span text:style-name="T6">deren **wohltuende Wirkung** nachweislich zu einem erholsameren Schlaf beitragen. Aus diesem Grund werden auch oftmals Schlafzimmer-Möbel aus Zirbelholz hergestellt. Solltest du also das nächste Mal in den **Alpen** unterwegs sein, könntest du gleich vor Ort ein paar Späne einsacken. Ich kann es nur empfehlen!</text:span></text:p>
      <text:p text:style-name="P14"/>
      <text:p text:style-name="P20">{{&lt; figure src="/img/blog/<text:span text:style-name="T18">Kissen.JPG</text:span>" title="<text:span text:style-name="T15">Shanti macht es sich zwischen den dreckigen Klamotten gemütlich</text:span>"</text:p>
      <text:p text:style-name="P22">alt="<text:span text:style-name="T15">Kleiner Hund schläft zwischen Klamotten</text:span>" &gt;}}</text:p>
      <text:p text:style-name="P4"><text:span text:style-name="T4">##</text:span>Ein gesunder Start in den Tag <text:span text:style-name="T4">als Power-Kick</text:span></text:p>
      <text:p text:style-name="P8"><text:span text:style-name="T10">Mein</text:span> Start in de<text:span text:style-name="T7">n</text:span> Tag beginnt <text:span text:style-name="T7">täglich mit **einem Liter stillem Wasser**. Dies ist wichtig, um den Körper nach der Nacht wieder zu **hydrieren** und hat gleichzeitig den positiven Nebeneffekt, den **Stoffwechsel über die Nieren, den Kreislauf und die Verdauung anzukurbeln**. Das bedeutet, ich habe noch vor dem Frühstück mindestens ein-bis zwei Drittel meiner gesamten Tageszufuhr an Flüssigkeit abgehakt und fühle mich danach schon richtig lebendig und topfit. <text:s text:c="6"/></text:span></text:p>
      <text:p text:style-name="P8"/>
      <text:p text:style-name="P20">{{&lt; figure src="/img/blog/<text:span text:style-name="T18">Wasserflaschen.JPG</text:span>" title="<text:span text:style-name="T15">Shanti macht es sich zwischen den dreckigen Klamotten gemütlich</text:span>"</text:p>
      <text:p text:style-name="P22">alt="<text:span text:style-name="T15">Kleiner Hund schläft zwischen Klamotten</text:span>" &gt;}}</text:p>
      <text:p text:style-name="P12"><text:soft-page-break/>Außerdem versuche ich stets, zwischen Abendbrot und Frühstück mindestens **12 Stunden – besser 14 Stunden** - vergehen zu lassen - also wirklich erst dann zu essen, wenn ein **Hungergefühl** aufkommt. Das hat damit zu tun, dass im Körper so der Schein einer kurzen **Fastenphase** auftritt, da das **Insulin-Level** sehr niedrig gehalten und somit mehr Fett verbrannt wird. Neuerdings ist diese Methode wohl auch unter dem Fachbegriff **Intermittend Fasting** bekannt. <text:s text:c="5"/></text:p>
      <text:p text:style-name="P8"/>
      <text:p text:style-name="P13">Zusätzlich dazu ist es am Morgen ein enegetisierendes Gefühl, die müden Glieder aufzuwecken und durch <text:span text:style-name="T13">ein paar **Stretch-Übungen** oder vielleicht sogar einer (kurzen) Runde **Yoga** Sehnen und Muskeln startklar für den Tag zu machen – vielleicht sogar an der frischen Luft? Auch dadurch wird der **Stoffwechsel angekurbelt** und ganz nebenbei die **Muskeln gestärkt**. <text:s text:c="6"/></text:span></text:p>
      <text:p text:style-name="P13"><text:span text:style-name="T13">Ich kombiniere dies meist mit einer **Runde Jogging** – je nachdem, wie viel Zeit ich habe, mit eingebauten **Kurz-Sprints (HIIT)**, um die **Stoffwechselrate und Fettverbrennung** zu erhöhen.</text:span></text:p>
      <text:p text:style-name="P13"/>
      <text:p text:style-name="P20">{{&lt; figure src="/img/blog/<text:span text:style-name="T15">Shanti_Schlaf1.JPG</text:span>" title="<text:span text:style-name="T15">Shanti macht es sich zwischen den dreckigen Klamotten gemütlich</text:span>"</text:p>
      <text:p text:style-name="P22">alt="<text:span text:style-name="T15">Kleiner Hund schläft zwischen Klamotten</text:span>" &gt;}}</text:p>
      <text:p text:style-name="P9">Hast du selbst auch noch bestimmte Schlaf- oder Morgenroutinen, die dir dabei helfen, gesund zu bleiben und dich fit zu fühlen <text:span text:style-name="T14">oder hast Fragen/ Ergänzungen zu den oben genannten Themen</text:span>? <text:s text:c="5"/></text:p>
      <text:p text:style-name="P16">Im nächsten Teil von GesundLeben wird es um Ernährung gehen. Du kannst also gespannt bleiben!</text:p>
      <text:p text:style-name="P16"/>
      <text:p text:style-name="P18">Chia/ Leinsamen</text:p>
      <text:p text:style-name="P18">Sprossen</text:p>
      <text:p text:style-name="P18">Smoothies</text:p>
      <text:p text:style-name="P17">Buchwei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4:30:29.113522545</meta:creation-date>
    <dc:date>2017-02-12T15:11:05.741667346</dc:date>
    <meta:editing-duration>PT31M43S</meta:editing-duration>
    <meta:editing-cycles>13</meta:editing-cycles>
    <meta:generator>LibreOffice/5.0.3.2$Linux_X86_64 LibreOffice_project/00m0$Build-2</meta:generator>
    <meta:document-statistic meta:table-count="0" meta:image-count="0" meta:object-count="0" meta:page-count="2" meta:paragraph-count="27" meta:word-count="686" meta:character-count="4933" meta:non-whitespace-character-count="4209"/>
  </office:meta>
</office:document-meta>
</file>